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nl" fo:country="NL" officeooo:rsid="0012086a" officeooo:paragraph-rsid="0012086a"/>
    </style:style>
    <style:style style:name="P2" style:family="paragraph" style:parent-style-name="Standard">
      <style:text-properties fo:language="nl" fo:country="NL" fo:font-weight="bold" officeooo:rsid="001e2b90" officeooo:paragraph-rsid="001e2b90" style:font-weight-asian="bold" style:font-weight-complex="bold"/>
    </style:style>
    <style:style style:name="P3" style:family="paragraph" style:parent-style-name="Standard">
      <style:text-properties fo:language="nl" fo:country="NL" fo:font-weight="bold" officeooo:rsid="0012086a" officeooo:paragraph-rsid="0012086a" style:font-weight-asian="bold" style:font-weight-complex="bold"/>
    </style:style>
    <style:style style:name="P4" style:family="paragraph" style:parent-style-name="Standard">
      <style:text-properties fo:language="nl" fo:country="NL" fo:font-weight="bold" officeooo:rsid="0015b8c0" officeooo:paragraph-rsid="0015b8c0" style:font-weight-asian="bold" style:font-weight-complex="bold"/>
    </style:style>
    <style:style style:name="P5" style:family="paragraph" style:parent-style-name="Standard">
      <style:text-properties fo:language="nl" fo:country="NL" fo:font-weight="bold" officeooo:rsid="001849bf" officeooo:paragraph-rsid="001849bf" style:font-weight-asian="bold" style:font-weight-complex="bold"/>
    </style:style>
    <style:style style:name="P6" style:family="paragraph" style:parent-style-name="Standard">
      <style:text-properties fo:language="nl" fo:country="NL" fo:font-weight="bold" officeooo:rsid="001c670e" officeooo:paragraph-rsid="001c670e" style:font-weight-asian="bold" style:font-weight-complex="bold"/>
    </style:style>
    <style:style style:name="P7" style:family="paragraph" style:parent-style-name="Standard">
      <style:text-properties fo:language="nl" fo:country="NL" fo:font-weight="normal" officeooo:rsid="001ea6bc" officeooo:paragraph-rsid="001ea6bc" style:font-weight-asian="normal" style:font-weight-complex="normal"/>
    </style:style>
    <style:style style:name="P8" style:family="paragraph" style:parent-style-name="Standard">
      <style:text-properties fo:language="nl" fo:country="NL" fo:font-weight="normal" officeooo:rsid="0012086a" officeooo:paragraph-rsid="0012086a" style:font-weight-asian="normal" style:font-weight-complex="normal"/>
    </style:style>
    <style:style style:name="P9" style:family="paragraph" style:parent-style-name="Standard">
      <style:text-properties fo:language="nl" fo:country="NL" fo:font-weight="normal" officeooo:rsid="0015b8c0" officeooo:paragraph-rsid="0016af1c" style:font-weight-asian="normal" style:font-weight-complex="normal"/>
    </style:style>
    <style:style style:name="P10" style:family="paragraph" style:parent-style-name="Standard">
      <style:text-properties fo:language="nl" fo:country="NL" fo:font-weight="normal" officeooo:rsid="0015b8c0" officeooo:paragraph-rsid="001849bf" style:font-weight-asian="normal" style:font-weight-complex="normal"/>
    </style:style>
    <style:style style:name="P11" style:family="paragraph" style:parent-style-name="Standard">
      <style:text-properties fo:language="nl" fo:country="NL" fo:font-weight="normal" officeooo:rsid="0016af1c" officeooo:paragraph-rsid="0016af1c" style:font-weight-asian="normal" style:font-weight-complex="normal"/>
    </style:style>
    <style:style style:name="P12" style:family="paragraph" style:parent-style-name="Standard">
      <style:text-properties fo:language="nl" fo:country="NL" fo:font-weight="normal" officeooo:rsid="001849bf" officeooo:paragraph-rsid="001e2b90" style:font-weight-asian="normal" style:font-weight-complex="normal"/>
    </style:style>
    <style:style style:name="P13" style:family="paragraph" style:parent-style-name="Standard">
      <style:text-properties fo:language="nl" fo:country="NL" fo:font-weight="normal" officeooo:rsid="0018d34b" officeooo:paragraph-rsid="0018d34b" style:font-weight-asian="normal" style:font-weight-complex="normal"/>
    </style:style>
    <style:style style:name="P14" style:family="paragraph" style:parent-style-name="Standard">
      <style:text-properties fo:language="nl" fo:country="NL" fo:font-weight="normal" officeooo:rsid="0018d34b" officeooo:paragraph-rsid="001ab407" style:font-weight-asian="normal" style:font-weight-complex="normal"/>
    </style:style>
    <style:style style:name="P15" style:family="paragraph" style:parent-style-name="Standard">
      <style:text-properties fo:language="nl" fo:country="NL" fo:font-weight="normal" officeooo:rsid="001c670e" officeooo:paragraph-rsid="001c670e" style:font-weight-asian="normal" style:font-weight-complex="normal"/>
    </style:style>
    <style:style style:name="P16" style:family="paragraph" style:parent-style-name="Standard">
      <style:text-properties fo:language="nl" fo:country="NL" fo:font-weight="normal" officeooo:rsid="002244f4" officeooo:paragraph-rsid="002244f4" style:font-weight-asian="normal" style:font-weight-complex="normal"/>
    </style:style>
    <style:style style:name="P17" style:family="paragraph" style:parent-style-name="Standard">
      <style:text-properties fo:language="nl" fo:country="NL" officeooo:rsid="001236c2" officeooo:paragraph-rsid="001236c2"/>
    </style:style>
    <style:style style:name="P18" style:family="paragraph" style:parent-style-name="Standard">
      <style:text-properties fo:language="nl" fo:country="NL" officeooo:paragraph-rsid="001236c2"/>
    </style:style>
    <style:style style:name="P19" style:family="paragraph" style:parent-style-name="Standard">
      <style:text-properties fo:language="nl" fo:country="NL" officeooo:rsid="002244f4" officeooo:paragraph-rsid="002244f4"/>
    </style:style>
    <style:style style:name="P20" style:family="paragraph" style:parent-style-name="Text_20_body">
      <style:paragraph-properties fo:text-align="center" style:justify-single-word="false"/>
      <style:text-properties fo:language="nl" fo:country="NL"/>
    </style:style>
    <style:style style:name="P21" style:family="paragraph" style:parent-style-name="Subtitle">
      <style:text-properties fo:language="nl" fo:country="NL" officeooo:rsid="0015b8c0" officeooo:paragraph-rsid="0015b8c0"/>
    </style:style>
    <style:style style:name="P22" style:family="paragraph" style:parent-style-name="Title">
      <style:text-properties fo:language="nl" fo:country="NL" officeooo:rsid="0015b8c0" officeooo:paragraph-rsid="0015b8c0"/>
    </style:style>
    <style:style style:name="T1" style:family="text">
      <style:text-properties officeooo:rsid="0015b8c0"/>
    </style:style>
    <style:style style:name="T2" style:family="text">
      <style:text-properties officeooo:rsid="0016af1c"/>
    </style:style>
    <style:style style:name="T3" style:family="text">
      <style:text-properties fo:color="#ff3333" fo:font-style="italic" officeooo:rsid="0016af1c" style:font-style-asian="italic" style:font-style-complex="italic"/>
    </style:style>
    <style:style style:name="T4" style:family="text">
      <style:text-properties fo:color="#ff3333" fo:font-style="italic" officeooo:rsid="001849bf" style:font-style-asian="italic" style:font-style-complex="italic"/>
    </style:style>
    <style:style style:name="T5" style:family="text">
      <style:text-properties officeooo:rsid="001ab407"/>
    </style:style>
    <style:style style:name="T6" style:family="text">
      <style:text-properties officeooo:rsid="001e2b90"/>
    </style:style>
    <style:style style:name="T7" style:family="text">
      <style:text-properties officeooo:rsid="001ea6bc"/>
    </style:style>
    <style:style style:name="T8" style:family="text">
      <style:text-properties officeooo:rsid="0020614a"/>
    </style:style>
    <style:style style:name="T9" style:family="text">
      <style:text-properties officeooo:rsid="002244f4"/>
    </style:style>
    <style:style style:name="T10" style:family="text">
      <style:text-properties officeooo:rsid="0022ec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eflectieopdracht IT en Recht</text:p>
      <text:p text:style-name="P21">Module 2.1 Technische Informatica</text:p>
      <text:p text:style-name="P20">Door Reinard Beekman (s1471376) en Martijn Verkleij (s1466895).</text:p>
      <text:p text:style-name="P1"/>
      <text:p text:style-name="P1"/>
      <text:p text:style-name="P1">In dit project werken wij samen met een tweetal Electrical Engineering-studenten om samen een spel te implementeren met behulp van twee verschillende com<text:span text:style-name="T7">p</text:span>utersystemen. Dit zijn de Raspberry Pi, een ARM computer, en de DE1 SoC, een FPGA. Beide systemen draaien op <text:span text:style-name="T10">al dan niet door ons geschreven</text:span> software en gebruiken libraries die onderhevig zijn aan een aantal licenties. In dit verslag zal op <text:span text:style-name="T10">auteursrecht van de makers ingegaan worden, </text:span>licenties<text:span text:style-name="T10">komen aan bod</text:span>, alsmede IT-rechtelijke aspecten. Naast dat <text:span text:style-name="T10">het uitgeven van het programma te maken krijgt met</text:span> auteursrecht maakt <text:span text:style-name="T10">het </text:span>programma ook gebruik van databanken, welke mogelijk onderhevig zijn aan het databankenrecht. Daarbij moet er nog gekeken worden naar hoe ons programma kan (of moet) worden beschermd op octrooi- en auteursrechtmatige wijze. Tot slot zal ook nog de Wet Bescherming Persoonsgegevens aan bod komen.</text:p>
      <text:p text:style-name="P1"/>
      <text:p text:style-name="P2">Auteursrecht</text:p>
      <text:p text:style-name="P2"/>
      <text:p text:style-name="P7">Elk werk dat een oorspronkelijk karakter heeft en een stempel van de maker draagt is volgens de Hoge Raad auteursrechtelijk beschermd. <text:span text:style-name="T8">Daarom worden deze twee eisen bekeken.</text:span></text:p>
      <text:p text:style-name="P7"><text:tab/><text:span text:style-name="T8">Het programma heeft voor een oorspronkelijk karakter nodig dat het niet iets triviaals doet. Het spel zal een zogenaamde “platformer” worden, een poppetje beweegt zich in een tweedimensionale kamer met obstakels en moet zich bewegen naar het einde van het level. Dit fenomeen heeft op zichzelf geen oorspronkelijk karakter. Ook bevat het spel in zijn huidige vorm geen geen element of strategie waardoor het zich onderscheidt van andere “platformers”. Het heeft echter wel de unieke eigenschap dat het programma draait in samenspel met twee verschillende computersystemen waarin het de sterke punten van elk systeem combineert. Hierdoor bevat dit programma oorspronkelijk karakter.</text:span></text:p>
      <text:p text:style-name="P7"><text:tab/><text:span text:style-name="T9">Naast oorspronkelijk karakter moet een auteursrechtelijk beschermd werk ook nog een uniek stempel van de maker hebben. Dit uniek stempel van de maker zit in de meeste computerprogramma's in de manier waarop code geschreven is, dit kan onder andere zitten in hoe routines geschreven zijn, variabelennamen en functienamen. Daarnaast bevat zogenaamd “artwork” uit de applicatie – beeltenissen van objecten en spelers, achtergronden, (kleuren van) de interface – een stempel van de maker en oorspronkelijk karakter. Tot slot bevat onze applicatie een per level veranderende omgeving, welke uniek zijn en daardoor een stempel van de maker bevatten.</text:span></text:p>
      <text:p text:style-name="P7"/>
      <text:p text:style-name="P16">Doordat ons programma op meerdere vlakken een oorspronkelijk karakter heeft en een stempel van de makers, zal op deze applicatie auteursrecht vallen. Dit betekent dat het daarmee beschermd is tegen alle volgens de wet betaalde overtredingen van auteursrecht. Enkele van deze overtredingen kunnen we laten toestaan onder enkele voorwaarden, dit doet men met een licentie. Hierin heeft de maker echter niet altijd een keuze, redenen hiervoor worden genoemd in de volgende twee hoofdstukken.</text:p>
      <text:p text:style-name="P1"/>
      <text:p text:style-name="P3">Juridische bescherming gebruikte software</text:p>
      <text:p text:style-name="P8"/>
      <text:p text:style-name="P19">Gebruikte software valt altijd onder het auteursrecht van de maker, welke vaak worden verruimd onder de voorwaarden van een licentie. <text:span text:style-name="T10">Dit heeft vaak echter grote gevolgen voor de voorwaarden waaronder software mag worden uitgegeven. Dit kan betekenen dat ondanks het feit dat jij </text:span><text:soft-page-break/><text:span text:style-name="T10">auteursrecht hebt op een stuk software, dat je toch gedwongen wordt om het uit te geven onder een aantal voorwaarden. Of dit het geval is en welke voorwaarden dat zijn wordt in dit hoofdstuk uiteengezet. </text:span></text:p>
      <text:p text:style-name="P19"/>
      <text:p text:style-name="P17">Voor het vervaardigen van <text:span text:style-name="T1">het</text:span> programma <text:span text:style-name="T1">is gebruik gemaakt</text:span> van enkele libraries, welke onder een aa<text:span text:style-name="T9">n</text:span>tal licenties zijn uitgebracht. </text:p>
      <text:p text:style-name="P17"><text:tab/>De grafische front-end wordt bestuurd met FreeGlut, GLU en GL, allen open-source OpenGL toolkits gelicenseerd onder de MIT-license. Dit heeft daarom geen invloed op in hoeverre ons programma licenties moet gebruiken. Deze libraries zijn in bijna alle toepassingen bruikbaar, ook in commerciële applicaties.</text:p>
      <text:p text:style-name="P17"><text:tab/>Voor de communicatie tussen de FPGA en de Raspberry Pi wordt aan de kant van de Raspberry Pi gebruik gemaakt van de library WiringPi, welke gelicenseerd is onder de Lesser GPL. Dit betekent in de praktijk dat de library die <text:span text:style-name="T7">in het programma gebruikt wordt</text:span> in principe gebruikt en geredistributeerd mag worden, ook als onze aplicatie een andere licentie zou aannemen, onder enkele voorwaarden. De eerste hiervan is dat alle aanpassingen die <text:span text:style-name="T7">een programmeur</text:span> maakt aan de library <text:span text:style-name="T7">automatisch</text:span> vallen onder de (L)GPL. Bij de applicatie moet ook een kopie van de GPL, LGPL en een duidelijke notie bij<text:span text:style-name="T7">ge</text:span>voeg<text:span text:style-name="T7">d worden</text:span> die aangeeft dat de betreffende libraries onder de (L)GPL vallen. </text:p>
      <text:p text:style-name="P18"><text:tab/><text:span text:style-name="T1">Voor het compileren van de C-code, gebruikt op de Raspberry Pi, wordt gebruik gemaakt van de Gnu C Compiler, welke gelicenseerd is onder de GNU Public License v3. Dit heeft voor de licentie waaronder het programma mag worden uitgebracht geen directe gevolgen, omdat GPLv3 gecompileerde programma's toestaat een andere licentie aan te nemen dan GPLv3, aannemende dat de broncode van de maker hierdoor niet geschonden wordt. Dit is echter niet altijd zo geweest, voordat GPLv3 bestond en werd gebruikt door GCC, betekende gebruik van de C-compiler dat de uiteindelijke gecompileerde code ook onder GPL moest worden uitgebracht.</text:span></text:p>
      <text:p text:style-name="P18"/>
      <text:p text:style-name="P4">Juridische bescherming vervaardigde oplossing</text:p>
      <text:p text:style-name="P4"/>
      <text:p text:style-name="P9">Na het bouwen van het softwareprogramma zal voor het programma moeten worden nagedacht over de licentie waaronder de software kan worden uitgebracht. In het vorige hoofdstuk is al uiteengezet hoe de licenties invloed kunnen uitoefenen op de te kiezen licentie <text:span text:style-name="T2">voor onze applicatie. </text:span></text:p>
      <text:p text:style-name="P11"><text:tab/>Het eerste stuk software welke moet worden gecheckt op zijn licentie is de OpenGL-libraries die <text:span text:style-name="T7">gebruikt worden</text:span>. Deze zijn uitgebracht onder de MIT license. Deze licentie heeft echter naast attributie geen beperkingen gesteld op de gebruikte software, <text:span text:style-name="T7">wat betekent dat de libraries zonder licentierestricties gebruikt kunnen worden</text:span>.</text:p>
      <text:p text:style-name="P9"><text:span text:style-name="T2"><text:tab/>Het tweede stuk software waarmee wij te maken krijgen is de gebruikte WiringPi-library. Deze is uitgebracht onder de LGPL, en deze library zal dus weer onder deze licentie moeten worden uitgebracht als deze library met het programma wordt meegeleverd. Daarbij zal het gebruik van deze library en zijn licentie moeten worden aangekondigd bij de distributie van dit programma. Dit heeft echter nog geen invoed op de code van de applicatie zelf. </text:span></text:p>
      <text:p text:style-name="P9"><text:tab/><text:span text:style-name="T2">Tot slot gebruiken wij voor het compileren van onze C-code gebruik van de Gnu C Compiler. Deze compiler is gelicenseerd onder de GNU Public license v3. Dit heeft geen grote gevolgen op de te kiezen licentie voor ons programma. </text:span></text:p>
      <text:p text:style-name="P9"/>
      <text:p text:style-name="P12">Na <text:span text:style-name="T6">het bestaan van auteursrecht door de ontwikkelaars op het programma, </text:span>de hiervoor genoemde libraries en ontwikkelomgeving in acht genomen te hebben, kan geconcludeerd worden dat het programma onder de huidige omstandigheden onder een door de ontwikkelaars te kiezen licentie kunnen uitbrengen, mits aan de LGPL-voorwaarden voldaan worden als uitgelegd in hoofdstuk 1.</text:p>
      <text:p text:style-name="P9"/>
      <text:p text:style-name="P5">Juridische bescherming gebruikte databanken</text:p>
      <text:p text:style-name="P13">In ons project maken wij niet gebruk van databanken van derden, hierdoor hoeven wij op dit vlak niet na te denken over de juridische aspecten, denk aan bijvoorbeeld het spin-off-beginsel</text:p>
      <text:p text:style-name="P9"><text:soft-page-break/></text:p>
      <text:p text:style-name="P5">Juridische bescherming vervaardigde databanken</text:p>
      <text:p text:style-name="P13"/>
      <text:p text:style-name="P13">Het project maakt in zijn implementatie gebruik van een aantal databanken. Deze worden hieronder genoemd, met hun eigen relevantie met betrekking tot het databankenrecht. Tot slot trekken wij nog een conclusie over de gebruikte databanken en hun eventuele databankenrecht.</text:p>
      <text:p text:style-name="P13"><text:tab/>De eerste databank is een databank in zijn simpelste vorm, namelijk een lijst van leveldata. Deze <text:span text:style-name="T5">databank zal op zichzelf geen databankenrecht hebben, hij is daarvoor te klein en bevat niet data die een significante hoeveelheid tijd of geld kost om te produceren.</text:span></text:p>
      <text:p text:style-name="P14"><text:tab/><text:span text:style-name="T5">Naast leveldata kan in een mogelijke uitbreiding ook gedacht worden aan het opslaan van highscores van de gebruikers. Hierbij wordt enkel een nickname en een score opgeslagen. Ook deze databank is niet ontstaan uit een significante investering van tijd of geld, waardoor deze ook niet onder het databankenrecht valt. </text:span></text:p>
      <text:p text:style-name="P14"/>
      <text:p text:style-name="P6">Octrooirechtelijke beschermingsmogelijkheden vervaardigde software</text:p>
      <text:p text:style-name="P15">In Europa kan software alleen in bijzondere gevallen geoctrooieerd worden, namelijk als de software een grote invloed en toevoeging vormt tot de hedendaagste techniek. Het programma zal in deze context niet onder deze uitzondering vallen en is daardoor niet octrooieerbaar.</text:p>
      <text:p text:style-name="P15"/>
      <text:p text:style-name="P6">Privacyrechtelijke aandachtspunten vervaardigde software</text:p>
      <text:p text:style-name="P15">Naast licenties en databankenrecht verdient ook het privacyrechtelijk aspect aandacht. In een van de databases die we mogelijk gaan creëren<text:span text:style-name="T5"> nicknames rijst de vraag of deze databank persoonsgegevens bevat. Door het feit dat er enkel nicknames worden opgeslagen en deze met naar zekerheid aangrenzende waarschijnlijkheid niet betrouwbaar te linken zijn aan personen, zal dit project op dit vlak geen persoonsgegevens verwerken.</text:span></text:p>
      <text:p text:style-name="P9"/>
      <text:p text:style-name="P10"><text:span text:style-name="T3">Vervangen: Wij, on</text:span><text:span text:style-name="T4">s</text:span></text:p>
      <text:p text:style-name="P10"><text:span text:style-name="T4">Includen Math.c als te weinig tekst</text:span><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8T10:17:48.308847836</meta:creation-date>
    <dc:date>2014-10-28T13:40:33.701770420</dc:date>
    <meta:editing-duration>PT43M56S</meta:editing-duration>
    <meta:editing-cycles>4</meta:editing-cycles>
    <meta:generator>LibreOffice/4.3.2.2$Linux_X86_64 LibreOffice_project/430m0$Build-2</meta:generator>
    <meta:document-statistic meta:table-count="0" meta:image-count="0" meta:object-count="0" meta:page-count="3" meta:paragraph-count="33" meta:word-count="1340" meta:character-count="8972" meta:non-whitespace-character-count="7645"/>
  </office:meta>
</office:document-meta>
</file>